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880e" officeooo:paragraph-rsid="000688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Ultimatum</text:p>
      <text:p text:style-name="P1"><text:tab/>- Leitura</text:p>
      <text:p text:style-name="P1"><text:tab/><text:tab/>- </text:p>
      <text:p text:style-name="P1"><text:tab/>- Escrita</text:p>
      <text:p text:style-name="P1"><text:tab/><text:tab/>-<text:tab/></text:p>
      <text:p text:style-name="P1">- Dictator</text:p>
      <text:p text:style-name="P1"><text:tab/>- Leitura</text:p>
      <text:p text:style-name="P1"><text:tab/><text:tab/>- </text:p>
      <text:p text:style-name="P1"><text:tab/>- Escrita</text:p>
      <text:p text:style-name="P1"><text:tab/><text:tab/>-</text:p>
      <text:p text:style-name="P1">- Trust</text:p>
      <text:p text:style-name="P1"><text:tab/>- Leitura</text:p>
      <text:p text:style-name="P1"><text:tab/><text:tab/>- </text:p>
      <text:p text:style-name="P1"><text:tab/>- Escrita</text:p>
      <text:p text:style-name="P1"><text:tab/><text:tab/>-</text:p>
      <text:p text:style-name="P1">- Gift Exchagne</text:p>
      <text:p text:style-name="P1"><text:tab/>- Leitura</text:p>
      <text:p text:style-name="P1"><text:tab/><text:tab/>- </text:p>
      <text:p text:style-name="P1"><text:tab/>- Escrita</text:p>
      <text:p text:style-name="P1"><text:tab/><text:tab/>-</text:p>
      <text:p text:style-name="P1">- Public goods without</text:p>
      <text:p text:style-name="P1"><text:tab/>- Leitura</text:p>
      <text:p text:style-name="P1"><text:tab/><text:tab/>- </text:p>
      <text:p text:style-name="P1"><text:tab/>- Escrita</text:p>
      <text:p text:style-name="P1"><text:tab/><text:tab/>-</text:p>
      <text:p text:style-name="P1">- Public goods with</text:p>
      <text:p text:style-name="P1"><text:tab/>- Leitura</text:p>
      <text:p text:style-name="P1"><text:tab/><text:tab/>- </text:p>
      <text:p text:style-name="P1"><text:tab/>- Escrita</text:p>
      <text:p text:style-name="P1"><text:tab/><text:tab/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6:56:46.773654338</meta:creation-date>
    <meta:generator>LibreOffice/5.3.1.2$Linux_X86_64 LibreOffice_project/30m0$Build-2</meta:generator>
    <dc:date>2017-10-14T16:59:01.366027903</dc:date>
    <meta:editing-duration>PT2M14S</meta:editing-duration>
    <meta:editing-cycles>1</meta:editing-cycles>
    <meta:document-statistic meta:table-count="0" meta:image-count="0" meta:object-count="0" meta:page-count="1" meta:paragraph-count="30" meta:word-count="53" meta:character-count="247" meta:non-whitespace-character-count="181"/>
  </office:meta>
</office:document-meta>
</file>